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0c67d" officeooo:paragraph-rsid="0000c67d"/>
    </style:style>
    <style:style style:name="P2" style:family="paragraph" style:parent-style-name="Text_20_body">
      <style:paragraph-properties fo:text-align="justify" style:justify-single-word="false"/>
      <style:text-properties officeooo:rsid="0000c67d" officeooo:paragraph-rsid="0000c67d"/>
    </style:style>
    <style:style style:name="P3" style:family="paragraph" style:parent-style-name="Text_20_body">
      <style:text-properties officeooo:paragraph-rsid="0000c67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0c67d"/>
    </style:style>
    <style:style style:name="P6" style:family="paragraph" style:parent-style-name="Text_20_body">
      <style:paragraph-properties fo:text-align="justify" style:justify-single-word="false"/>
      <style:text-properties officeooo:paragraph-rsid="0002bcf8"/>
    </style:style>
    <style:style style:name="P7" style:family="paragraph" style:parent-style-name="Text_20_body">
      <style:paragraph-properties fo:text-align="justify" style:justify-single-word="false"/>
      <style:text-properties officeooo:paragraph-rsid="0003b0cf"/>
    </style:style>
    <style:style style:name="P8" style:family="paragraph" style:parent-style-name="Text_20_body">
      <style:paragraph-properties fo:text-align="justify" style:justify-single-word="false"/>
      <style:text-properties officeooo:paragraph-rsid="000525c2"/>
    </style:style>
    <style:style style:name="P9" style:family="paragraph" style:parent-style-name="Text_20_body">
      <style:text-properties officeooo:paragraph-rsid="000525c2"/>
    </style:style>
    <style:style style:name="P10" style:family="paragraph" style:parent-style-name="Heading_20_2">
      <style:text-properties officeooo:rsid="0002bcf8" officeooo:paragraph-rsid="0002bcf8"/>
    </style:style>
    <style:style style:name="P11" style:family="paragraph" style:parent-style-name="Heading_20_2">
      <style:text-properties officeooo:paragraph-rsid="0002bcf8"/>
    </style:style>
    <style:style style:name="P12" style:family="paragraph" style:parent-style-name="Heading_20_1">
      <style:text-properties officeooo:rsid="0000c67d" officeooo:paragraph-rsid="0000c67d"/>
    </style:style>
    <style:style style:name="P13" style:family="paragraph" style:parent-style-name="Heading_20_1">
      <style:text-properties officeooo:rsid="000525c2" officeooo:paragraph-rsid="000525c2"/>
    </style:style>
    <style:style style:name="P14" style:family="paragraph" style:parent-style-name="Title">
      <style:text-properties officeooo:rsid="0000c67d" officeooo:paragraph-rsid="0000c67d"/>
    </style:style>
    <style:style style:name="T1" style:family="text">
      <style:text-properties officeooo:rsid="0000c67d"/>
    </style:style>
    <style:style style:name="T2" style:family="text">
      <style:text-properties officeooo:rsid="0002bcf8"/>
    </style:style>
    <style:style style:name="T3" style:family="text">
      <style:text-properties officeooo:rsid="0003b0cf"/>
    </style:style>
    <style:style style:name="T4" style:family="text">
      <style:text-properties officeooo:rsid="000525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1 Aidez MacGyver à s’échapper</text:p>
      <text:p text:style-name="P1"/>
      <text:h text:style-name="P12" text:outline-level="1">Git :</text:h>
      <text:p text:style-name="P3"><text:s text:c="4"/><text:a xlink:type="simple" xlink:href="https://github.com/adrien914/P1_Aidez_MacGyver_a_s-echapper-" text:style-name="Internet_20_link" text:visited-style-name="Visited_20_Internet_20_Link">https://github.com/adrien914/P1_Aidez_MacGyver_a_s-echapper-</text:a></text:p>
      <text:p text:style-name="P3"/>
      <text:h text:style-name="P12" text:outline-level="1">Introduction :</text:h>
      <text:p text:style-name="P5"><text:s text:c="4"/><text:span text:style-name="T1">Le but de ce projet était de développer un jeu de labyrinthe dans lequel on joue MacGyver et dans lequel on doit récupérer trois objets et mettre nos talents dignes de MacGyver ( ah c’est vrai que c’est nous ... ) pour construire une seringue pour se débarrasser du méchant garde qui nous bloque la route. </text:span></text:p>
      <text:p text:style-name="P3"/>
      <text:h text:style-name="P12" text:outline-level="1">Démarche :</text:h>
      <text:p text:style-name="P6"><text:s text:c="4"/></text:p>
      <text:h text:style-name="P10" text:outline-level="2">Le développement du back-end :</text:h>
      <text:p text:style-name="P6"><text:span text:style-name="T1"><text:tab/>J’ai commencé par développer un back-end du jeu avec un affichage en ligne de commande <text:s text:c="2"/>contenant toutes les fonctionnalités requises :</text:span></text:p>
      <text:p text:style-name="P5">- <text:span text:style-name="T2">Chargement du labyrinthe a partir d’un fichier</text:span></text:p>
      <text:p text:style-name="P6">- <text:span text:style-name="T1">Mouvement</text:span></text:p>
      <text:p text:style-name="P5">- <text:span text:style-name="T1">Ramassage d’objet</text:span></text:p>
      <text:p text:style-name="P2">- Défaite / Victoire</text:p>
      <text:h text:style-name="P10" text:outline-level="2">Bug testing :</text:h>
      <text:p text:style-name="P2"><text:s text:c="5"/><text:tab/>Quand le back-end était entièrement développé j’ai <text:span text:style-name="T2">bug-testé pour vérifier qu’il n’y ait pas de moyen de passer a travers les murs, a travers le garde, que les objets se plaçaient bien dans des emplacements vides et aléatoirement etc.</text:span></text:p>
      <text:h text:style-name="P11" text:outline-level="2"><text:s/><text:span text:style-name="T2">Apprentissage de pygame :</text:span></text:h>
      <text:p text:style-name="P4"><text:tab/>Après la phase de test <text:span text:style-name="T2">je suis allé faire un tour sur le site officiel de pygame pour trouver ce dont j’avais besoin pour commencer le front-end du jeu.</text:span></text:p>
      <text:p text:style-name="P4"><text:tab/><text:span text:style-name="T2">J’ai commencé par simplement apprendre a initialiser pygame, charger des images, créer des sprites, les afficher et modifier l’emplacement d’un sprite existant. Ensuite je suis passé directement au vif du sujet concernant le front.</text:span></text:p>
      <text:h text:style-name="P10" text:outline-level="2"><text:soft-page-break/>Développement du front-end :</text:h>
      <text:p text:style-name="P7"><text:tab/><text:span text:style-name="T3">J’ai commencé par charger toutes les images et sprites requis.</text:span></text:p>
      <text:p text:style-name="P7"><text:span text:style-name="T3"><text:tab/>Ensuite j’ai affiché les images non mouvantes du labyrinthe au bon endroit ( c-a-d les murs, les sols, et le but ) puis j’ai affiché les sprites. </text:span></text:p>
      <text:p text:style-name="P7"><text:tab/><text:span text:style-name="T3">Je suis par la suite passé aux mouvements du joueur en fonction de la touche appuyée ( j’ai choisi de ne mettre le mouvement que sur KeyUp pour que le joueur ne puisse pas laisser appuyée ).</text:span></text:p>
      <text:p text:style-name="P7"><text:tab/><text:span text:style-name="T3">Pour continuer j’ai ajouté les disparitions des sprites en fonction de l’emplacement du joueur et l’état du jeu <text:s/>( exemples : si le joueur marche sur l’aiguille faire disparaître son sprite, si le joueur a récupéré les trois objets faire disparaître le sprite du gardien ).</text:span></text:p>
      <text:p text:style-name="P7"><text:tab/><text:span text:style-name="T4">Pour finir j’ai modifié la façon dont la récupération des objets influe sur la visuel, au lieu de les faire disparaître je les déplace sur le coté de la fenetre pour en faire la liste et si on à les 3 ils sont <text:s/>remplacés par le sprite de la seringue.</text:span></text:p>
      <text:h text:style-name="P13" text:outline-level="1">Les algorithmes :</text:h>
      <text:p text:style-name="P8"><text:tab/><text:span text:style-name="T4">J’ai décidé de mettre les lignes représentant le layout du labyrinthe dans une liste pour pouvoir facilement modifier son contenu pendant la partie.</text:span></text:p>
      <text:p text:style-name="P8"><text:tab/><text:span text:style-name="T4">La position du joueur est recherchée au début de la partie à l’aide de 2 boucles imbriquées ( une pour les colonnes et une pour les lignes ).</text:span></text:p>
      <text:p text:style-name="P8"><text:tab/><text:span text:style-name="T4">Les déplacements du joueur se font en modifiant le x ou y de sa position actuelle après vérification de l’état de la case cible, la distance de déplacement dans le front est égale à la taille d’une image (30 pixels).</text:span></text:p>
      <text:p text:style-name="P8"><text:tab/><text:span text:style-name="T4">Pour générer le labyrinthe je lis ligne par ligne le fichier et j’ajoute chaque ligne transformée en liste a une liste représentant son layout.</text:span></text:p>
      <text:p text:style-name="P8"><text:span text:style-name="T4"><text:tab/>Pour charger les images dans le spritesheet j’ai écrit une fonction qui va chercher l’image correspondant à la position (x, y, offset_x, offset_y) puis qui la transforme en surface de format 30px*30px</text:span></text:p>
      <text:h text:style-name="P13" text:outline-level="1">Problèmes rencontrés :</text:h>
      <text:p text:style-name="P9"><text:tab/><text:span text:style-name="T4">R.A.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6:57:05.611915246</meta:creation-date>
    <dc:date>2020-06-29T17:50:03.126006913</dc:date>
    <meta:editing-duration>PT9M36S</meta:editing-duration>
    <meta:editing-cycles>1</meta:editing-cycles>
    <meta:generator>LibreOffice/6.0.7.3$Linux_X86_64 LibreOffice_project/00m0$Build-3</meta:generator>
    <meta:document-statistic meta:table-count="0" meta:image-count="0" meta:object-count="0" meta:page-count="2" meta:paragraph-count="32" meta:word-count="548" meta:character-count="3219" meta:non-whitespace-character-count="2663"/>
  </office:meta>
</office:document-meta>
</file>